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paragraph-rsid="0011bd2e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299a"/>
    </style:style>
    <style:style style:name="T3" style:family="text">
      <style:text-properties officeooo:rsid="0011bd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Ricerca argomenti sul forum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2">UtenteAutentic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Standard">L'<text:span text:style-name="T2">UtenteAutenticato</text:span> è stato autenticato dal sistema e fatto l'accesso al forum 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502195" text:style-name="Numerazione_20_UC">
              <text:list-item text:start-value="1">
                <text:p text:style-name="Azione_20_attore">L'utente digita un termine nella barra di ricerca</text:p>
                <text:p text:style-name="Azione_20_sistema"/>
              </text:list-item>
              <text:list-item>
                <text:p text:style-name="Azione_20_attore">L'utente avvia la ricerca</text:p>
                <text:p text:style-name="Azione_20_sistema"/>
              </text:list-item>
              <text:list-item>
                <text:p text:style-name="Azione_20_sistema">Il sistema esegue la ricerca e genera la pagina con la lista dei risultati</text:p>
                <text:p text:style-name="Azione_20_attore"/>
              </text:list-item>
              <text:list-item>
                <text:p text:style-name="Azione_20_attore">L'utente visualizza la pagina (include <text:span text:style-name="T1">Visualizza lista argomenti</text:span>)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L'utente effettua la ricerca e il sistema gli comunica l'eventuale risultato di essa.</text:p>
            <text:p text:style-name="Table_20_Contents">L'utente ha annullato la ricerca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Standard">N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I risultati della ricerca vengono visualizzati entro 4 secondi</text:p>
          </table:table-cell>
        </table:table-row>
      </table:table>
      <text:p text:style-name="P3"/>
      <text:p text:style-name="P4"><text:span text:style-name="T3">UC_H_35_Ricerca_argomenti_forum: </text:span>Ricerca argomenti sul foru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1:56:55.08</meta:creation-date>
    <meta:editing-duration>PT26M16S</meta:editing-duration>
    <meta:editing-cycles>9</meta:editing-cycles>
    <meta:generator>LibreOffice/3.6$Windows_x86 LibreOffice_project/da8c1e6-fd468f4-454e206-f42a4a9-143cfd</meta:generator>
    <dc:date>2012-10-22T23:37:11.87</dc:date>
    <meta:document-statistic meta:table-count="1" meta:image-count="0" meta:object-count="0" meta:page-count="1" meta:paragraph-count="21" meta:word-count="126" meta:character-count="839" meta:non-whitespace-character-count="737"/>
  </office:meta>
</office:document-meta>
</file>